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7008" calcext:value-type="float">
            <text:p>100.2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88344" calcext:value-type="float">
            <text:p>100.2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4204" calcext:value-type="float">
            <text:p>100.1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6448" calcext:value-type="float">
            <text:p>99.5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31856" calcext:value-type="float">
            <text:p>99.4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7848" calcext:value-type="float">
            <text:p>99.3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7056" calcext:value-type="float">
            <text:p>99.1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2024" calcext:value-type="float">
            <text:p>99.2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92816" calcext:value-type="float">
            <text:p>99.4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0288" calcext:value-type="float">
            <text:p>99.8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9912" calcext:value-type="float">
            <text:p>99.8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97032" calcext:value-type="float">
            <text:p>99.6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44048" calcext:value-type="float">
            <text:p>99.4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5708" calcext:value-type="float">
            <text:p>98.5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7392" calcext:value-type="float">
            <text:p>98.7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328" calcext:value-type="float">
            <text:p>98.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21216" calcext:value-type="float">
            <text:p>98.1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4992" calcext:value-type="float">
            <text:p>98.6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996" calcext:value-type="float">
            <text:p>98.7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0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0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3088" calcext:value-type="float">
            <text:p>99.3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4464" calcext:value-type="float">
            <text:p>99.7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0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2752" calcext:value-type="float">
            <text:p>99.7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5992" calcext:value-type="float">
            <text:p>98.9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9464" calcext:value-type="float">
            <text:p>97.8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0364" calcext:value-type="float">
            <text:p>97.7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79968" calcext:value-type="float">
            <text:p>97.2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98968" calcext:value-type="float">
            <text:p>96.8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32168" calcext:value-type="float">
            <text:p>95.8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98896" calcext:value-type="float">
            <text:p>94.7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199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3488" calcext:value-type="float">
            <text:p>94.9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606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19648" calcext:value-type="float">
            <text:p>94.7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